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1" calcext:value-type="float">
            <text:p>1666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0" calcext:value-type="float">
            <text:p>1666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68" calcext:value-type="float">
            <text:p>1666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37" calcext:value-type="float">
            <text:p>1823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23" calcext:value-type="float">
            <text:p>6662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18" calcext:value-type="float">
            <text:p>6661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180" calcext:value-type="float">
            <text:p>1818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444" calcext:value-type="float">
            <text:p>1844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43" calcext:value-type="float">
            <text:p>6664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8" calcext:value-type="float">
            <text:p>3408</text:p>
          </table:table-cell>
        </table:table-row>
      </table:table>
      <table:table table:name="Pivot Table_datalog_1" table:style-name="ta1">
        <table:table-column table:style-name="co7" table:default-cell-style-name="ce3"/>
        <table:table-column table:style-name="co7" table:number-columns-repeated="2" table:default-cell-style-name="ce7"/>
        <table:table-column table:style-name="co7" table:default-cell-style-name="ce13"/>
        <table:table-row table:style-name="ro1">
          <table:table-cell table:style-name="ce1" office:value-type="string" calcext:value-type="string">
            <text:p>BASE</text:p>
          </table:table-cell>
          <table:table-cell table:style-name="ce6" office:value-type="string" calcext:value-type="string">
            <text:p>ITERS</text:p>
          </table:table-cell>
          <table:table-cell table:style-name="ce6" office:value-type="string" calcext:value-type="string">
            <text:p>CALCULATOR</text:p>
          </table:table-cell>
          <table:table-cell table:style-name="ce12" office:value-type="string" calcext:value-type="string">
            <text:p>Average - TIME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59" calcext:value-type="float">
            <text:p>159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041" calcext:value-type="float">
            <text:p>1041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20.333333333333" calcext:value-type="float">
            <text:p>120.3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094.66666666667" calcext:value-type="float">
            <text:p>1094.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165.66666666667" calcext:value-type="float">
            <text:p>4165.66666666667</text:p>
          </table:table-cell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501.666666666667" calcext:value-type="float">
            <text:p>501.66666666666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863.33333333333" calcext:value-type="float">
            <text:p>1863.33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4518.33333333333" calcext:value-type="float">
            <text:p>4518.333333333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6663" calcext:value-type="float">
            <text:p>16663</text:p>
          </table:table-cell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592.333333333333" calcext:value-type="float">
            <text:p>592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2040.33333333333" calcext:value-type="float">
            <text:p>2040.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7433" calcext:value-type="float">
            <text:p>74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3405.33333333333" calcext:value-type="float">
            <text:p>3405.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8287" calcext:value-type="float">
            <text:p>1828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66628" calcext:value-type="float">
            <text:p>66628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1"/>
          <table:table-cell table:style-name="ce16" office:value-type="float" office:value="5437.875" calcext:value-type="float">
            <text:p>5437.875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log_1'.A1:'Pivot Table_datalog_1'.D26" table:buttons="'Pivot Table_datalog_1'.A1 'Pivot Table_datalog_1'.B1 'Pivot Table_datalog_1'.C1" table:show-filter-button="false" table:drill-down-on-double-click="false">
          <table:source-cell-range table:cell-range-address="datalog.A1:datalog.F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CULATOR" table:orientation="row" table:used-hierarchy="0" table:function="auto">
            <table:data-pilot-level table:show-empty="false" calcext:repeat-item-labels="false">
              <table:data-pilot-members>
                <table:data-pilot-member table:name="BatchMandelCalculator" table:display="true" table:show-details="true"/>
                <table:data-pilot-member table:name="LineMandelCalculator" table:display="true" table:show-details="true"/>
                <table:data-pilot-member table:name="RefMandelCalcula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39" table:display="true" table:show-details="true"/>
                <table:data-pilot-member table:name="65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52" table:display="true" table:show-details="true"/>
                <table:data-pilot-member table:name="159" table:display="true" table:show-details="true"/>
                <table:data-pilot-member table:name="238" table:display="true" table:show-details="true"/>
                <table:data-pilot-member table:name="467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891" table:display="true" table:show-details="true"/>
                <table:data-pilot-member table:name="1041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862" table:display="true" table:show-details="true"/>
                <table:data-pilot-member table:name="1864" table:display="true" table:show-details="true"/>
                <table:data-pilot-member table:name="2024" table:display="true" table:show-details="true"/>
                <table:data-pilot-member table:name="2027" table:display="true" table:show-details="true"/>
                <table:data-pilot-member table:name="2070" table:display="true" table:show-details="true"/>
                <table:data-pilot-member table:name="3402" table:display="true" table:show-details="true"/>
                <table:data-pilot-member table:name="3406" table:display="true" table:show-details="true"/>
                <table:data-pilot-member table:name="3408" table:display="true" table:show-details="true"/>
                <table:data-pilot-member table:name="4165" table:display="true" table:show-details="true"/>
                <table:data-pilot-member table:name="4167" table:display="true" table:show-details="true"/>
                <table:data-pilot-member table:name="4512" table:display="true" table:show-details="true"/>
                <table:data-pilot-member table:name="4520" table:display="true" table:show-details="true"/>
                <table:data-pilot-member table:name="4523" table:display="true" table:show-details="true"/>
                <table:data-pilot-member table:name="7430" table:display="true" table:show-details="true"/>
                <table:data-pilot-member table:name="7433" table:display="true" table:show-details="true"/>
                <table:data-pilot-member table:name="7436" table:display="true" table:show-details="true"/>
                <table:data-pilot-member table:name="16660" table:display="true" table:show-details="true"/>
                <table:data-pilot-member table:name="16661" table:display="true" table:show-details="true"/>
                <table:data-pilot-member table:name="16668" table:display="true" table:show-details="true"/>
                <table:data-pilot-member table:name="18180" table:display="true" table:show-details="true"/>
                <table:data-pilot-member table:name="18237" table:display="true" table:show-details="true"/>
                <table:data-pilot-member table:name="18444" table:display="true" table:show-details="true"/>
                <table:data-pilot-member table:name="66618" table:display="true" table:show-details="true"/>
                <table:data-pilot-member table:name="66623" table:display="true" table:show-details="true"/>
                <table:data-pilot-member table:name="666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21:30:27.977425001</dc:date>
    <meta:editing-duration>PT1M1S</meta:editing-duration>
    <meta:editing-cycles>1</meta:editing-cycles>
    <meta:document-statistic meta:table-count="2" meta:cell-count="504" meta:object-count="0"/>
    <meta:generator>LibreOffice/6.0.7.3$Linux_X86_64 LibreOffice_project/00m0$Build-3</meta:generator>
  </office:meta>
</office:document-meta>
</file>